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.2118in" style:auto-text-indent="false" style:page-number="auto" fo:keep-with-next="always"/>
      <style:text-properties style:font-name="DejaVu Sans" fo:font-size="11pt" style:font-size-asian="11pt" style:font-size-complex="11pt"/>
    </style:style>
    <style:style style:name="P4" style:family="paragraph" style:parent-style-name="Standard">
      <style:paragraph-properties fo:margin-left="0.2083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5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9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83caff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1.4965in" fo:margin-right="0in" fo:margin-top="0.0783in" fo:margin-bottom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13" style:family="paragraph" style:parent-style-name="Standard">
      <style:paragraph-properties fo:margin-left="2.9398in" fo:margin-right="0in" fo:margin-top="0in" fo:margin-bottom="0in" fo:text-align="justify" style:justify-single-word="false" fo:text-indent="-2.9492in" style:auto-text-indent="false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master-page-name="">
      <style:paragraph-properties fo:margin-top="0in" fo:margin-bottom="0.4335in" fo:text-align="center" style:justify-single-word="false" style:page-number="auto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margin-left="2.9398in" fo:margin-right="0in" fo:margin-top="0in" fo:margin-bottom="0in" fo:text-align="justify" style:justify-single-word="false" fo:text-indent="-2.9492in" style:auto-text-indent="false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 style:master-page-name="">
      <style:paragraph-properties fo:margin-left="2.9398in" fo:margin-right="0in" fo:margin-top="0in" fo:margin-bottom="0in" fo:text-align="justify" style:justify-single-word="false" fo:text-indent="-2.9492in" style:auto-text-indent="false" style:page-number="auto">
        <style:tab-stops>
          <style:tab-stop style:position="-1.7673in"/>
        </style:tab-stops>
      </style:paragraph-properties>
      <style:text-properties style:font-name="DejaVu Sans"/>
    </style:style>
    <style:style style:name="P17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118in" style:auto-text-indent="false" style:page-number="auto" fo:keep-with-next="always"/>
      <style:text-properties style:font-name="DejaVu Sans" fo:font-size="11pt" style:font-size-asian="11pt" style:font-size-complex="11pt"/>
    </style:style>
    <style:style style:name="P19" style:family="paragraph" style:parent-style-name="Standard">
      <style:paragraph-properties fo:margin-left="1.5102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20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21" style:family="paragraph" style:parent-style-name="Standard" style:master-page-name="">
      <style:paragraph-properties fo:margin-left="0.2083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22" style:family="paragraph" style:parent-style-name="Standard" style:master-page-name="">
      <style:paragraph-properties fo:margin-left="0.25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23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24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margin-left="1.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ccccff" fo:keep-with-next="always">
        <style:tab-stops/>
        <style:background-image/>
      </style:paragraph-properties>
      <style:text-properties fo:color="#0000ff" fo:font-size="11pt" fo:background-color="transparent" style:font-size-asian="11pt" style:font-size-complex="11pt"/>
    </style:style>
    <style:style style:name="P27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28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1.5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36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 style:master-page-name="">
      <style:paragraph-properties fo:margin-left="1.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1.5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margin-left="1.5in" fo:margin-right="0in" fo:margin-top="0.0783in" fo:margin-bottom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1.5in" fo:margin-right="0in" fo:margin-top="0.0783in" fo:margin-bottom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41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45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47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fo:font-size="11pt" fo:background-color="transparent" style:font-size-asian="11pt" style:font-size-complex="11pt"/>
    </style:style>
    <style:style style:name="P48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 fo:keep-with-next="always">
        <style:tab-stops/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1.5in" fo:margin-right="0in" fo:text-align="justify" style:justify-single-word="false" fo:text-indent="0in" style:auto-text-indent="false" fo:keep-with-next="always"/>
      <style:text-properties style:font-name="DejaVu Sans" fo:font-size="11pt" style:font-size-asian="11pt" style:font-size-complex="11pt"/>
    </style:style>
    <style:style style:name="P51" style:family="paragraph" style:parent-style-name="Standard">
      <style:paragraph-properties fo:margin-left="1.4898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52" style:family="paragraph" style:parent-style-name="Standard">
      <style:paragraph-properties fo:margin-left="1.4898in" fo:margin-right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3" style:family="paragraph" style:parent-style-name="Standard" style:master-page-name="">
      <style:paragraph-properties fo:margin-left="1.4898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61" style:family="paragraph" style:parent-style-name="Standard" style:master-page-name="">
      <style:paragraph-properties fo:margin-left="1.4898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left="1.4898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63" style:family="paragraph" style:parent-style-name="Standard">
      <style:paragraph-properties fo:margin-left="1.4898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left="1.4898in" fo:margin-right="0in" fo:margin-top="0.0783in" fo:margin-bottom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65" style:family="paragraph" style:parent-style-name="Standard" style:master-page-name="">
      <style:paragraph-properties fo:margin-left="1.4898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66" style:family="paragraph" style:parent-style-name="Standard" style:master-page-name="">
      <style:paragraph-properties fo:margin-left="1.4898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7" style:family="paragraph" style:parent-style-name="Standard" style:master-page-name="">
      <style:paragraph-properties fo:margin-left="1.4898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68" style:family="paragraph" style:parent-style-name="Standard" style:master-page-name="">
      <style:paragraph-properties fo:margin-left="1.4898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style:text-underline-style="none" fo:font-weight="normal" style:font-weight-asian="normal" style:font-weight-complex="normal"/>
    </style:style>
    <style:style style:name="T5" style:family="text">
      <style:text-properties style:font-name="DejaVu Sans" style:text-underline-style="none" fo:font-weight="bold" style:font-weight-asian="bold" style:font-weight-complex="bold"/>
    </style:style>
    <style:style style:name="T6" style:family="text">
      <style:text-properties style:font-name="DejaVu Sans" fo:font-weight="bold" style:font-weight-asian="bold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fff00" style:font-weight-asian="bold" style:font-weight-complex="bold"/>
    </style:style>
    <style:style style:name="T10" style:family="text">
      <style:text-properties fo:color="#999999" style:font-name="DejaVu Sans"/>
    </style:style>
    <style:style style:name="T11" style:family="text">
      <style:text-properties fo:color="#999999" style:font-name="DejaVu Sans" fo:font-size="10pt" style:font-size-asian="10pt" style:font-size-complex="10pt"/>
    </style:style>
    <style:style style:name="T12" style:family="text">
      <style:text-properties fo:color="#999999" style:font-name="DejaVu Sans" style:text-underline-style="none" fo:font-weight="normal" style:font-weight-asian="normal" style:font-weight-complex="normal"/>
    </style:style>
    <style:style style:name="T13" style:family="text">
      <style:text-properties fo:color="#999999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weight-asian="bold"/>
    </style:style>
    <style:style style:name="T17" style:family="text">
      <style:text-properties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ff"/>
    </style:style>
    <style:style style:name="T20" style:family="text">
      <style:text-properties fo:color="#0000ff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fo:font-weight="normal"/>
    </style:style>
    <style:style style:name="T23" style:family="text">
      <style:text-properties style:font-weight-asian="normal"/>
    </style:style>
    <style:style style:name="T24" style:family="text">
      <style:text-properties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DejaVu Sans"/>
    </style:style>
    <style:style style:name="T27" style:family="text">
      <style:text-properties fo:color="#000000" style:font-name="DejaVu San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álózat</text:p>
      <text:p text:style-name="P13">Cél</text:p>
      <text:p text:style-name="P2">Egy otthoni kis hálózat megépítését és beállítását végezzük el. Van két Linux (Ubuntu) számítógépünk. Az <text:span text:style-name="T9">A</text:span> számítógép (akole.hu) egy modemen kereszetűl kapcsolódik az Internetre. A szolgáltatótól automatikusan kapja az IP számot (DHCP). A <text:span text:style-name="T9">B</text:span> számítógép (small.hu) egy kábelen keresztűl (Cross) kapcsolódik az A számítógéphez. Lehetővé kell tenni, hogy a <text:span text:style-name="T9">B</text:span> számítógép lássa az <text:span text:style-name="T9">A</text:span> számítógépet és az internetet is.</text:p>
      <text:p text:style-name="P1"/>
      <text:p text:style-name="P13">Szükséges eszközők</text:p>
      <text:p text:style-name="P4">2 db Ethernet kártya az A számítógép számára</text:p>
      <text:p text:style-name="P4">1 db Ethernet kártya a B számítógép számára</text:p>
      <text:p text:style-name="P4">1 db Cross kábel</text:p>
      <text:p text:style-name="P4">1 db modem az internetre kapcsolva</text:p>
      <text:p text:style-name="P2"/>
      <text:p text:style-name="P13">Elvi megoldás</text:p>
      <text:p text:style-name="P2">Az <text:span text:style-name="T9">A</text:span> számitógépbe két hálózati kártyát építünk be. Ezt a rendszer automatikusan felismeri, automatikusan készít számukra 1-1 interfészt, pld <text:span text:style-name="T8">eth0</text:span> és <text:span text:style-name="T8">eth1</text:span> interfészeket. Az <text:span text:style-name="T8">eth0</text:span> iterfészt használjuk az internet felé, az <text:span text:style-name="T8">eth1</text:span> interfészt pedig a másik számítógéppel való kapcsolatra. A <text:span text:style-name="T9">B</text:span> számítógépbe csak 1 kártyát helyezünk melyhez pld <text:span text:style-name="T8">eth2</text:span> nevü interfészt készít.</text:p>
      <text:p text:style-name="P2">A <text:span text:style-name="T9">B</text:span> számítógép interfészéhez rendeljük a <text:span text:style-name="T8">192.168.1.1</text:span> belső IP címet. Az <text:span text:style-name="T9">A</text:span> számitógép <text:span text:style-name="T8">eth1</text:span> interfészéhez rendeljük a <text:span text:style-name="T8">192.168.1.100</text:span>. belső IP címet. Az <text:span text:style-name="T9">A</text:span> számítógép <text:span text:style-name="T8">eth0</text:span> interfészének IP címét a szolgáltató adja DHCP szerveren keresztűl.</text:p>
      <text:p text:style-name="P2">Hogy a <text:span text:style-name="T9">B</text:span> számítógép lássa a szervert, az útválasztó táblába be kell jegyezni, hogy minden olyan kapcsolatfelvételt, ami <text:span text:style-name="T8">192.168.1.0</text:span> hálózatba indul, azt <text:s/>az <text:span text:style-name="T8">eth2</text:span> interfészen keresztül kell küldeni. Ezenkívül az útválasztó táblába be kell jegyezni azt is, hogy minden egyéb hálózatba küldendő adatcsomagot szintén az <text:span text:style-name="T8">eth2</text:span> interfészen keresztűl kell küldeni, méghozzá a <text:span text:style-name="T8">192.168.1.100</text:span> IP címre, vagyis az <text:span text:style-name="T9">A</text:span> gépre. Hasonló képpen az <text:span text:style-name="T9">A</text:span> gép útválasztó táblájába be kell jegyeznünk, hogy minden olyan csomagot, ami a<text:span text:style-name="T8">192.168.1.0</text:span> hálózatba megy, azt az <text:span text:style-name="T8">eth1</text:span> iterfészre kell továbbítani.</text:p>
      <text:p text:style-name="P2">Ezen beállításokkal elértük, hogy mind két gép látja egymást, azonban a <text:span text:style-name="T9">B</text:span> gép nem látja az internetet és a névfeloldás sem működik.</text:p>
      <text:p text:style-name="P2">A névfeloldás megoldásához a <text:span text:style-name="T9">B</text:span> gép <text:span text:style-name="T8">/etc/resolv.conf</text:span> fájljába be kell jegyezni a névszerver címét. Ez az érték illetve két érték, a szolgáltató által adott névszerverek címe lesz.</text:p>
      <text:p text:style-name="P2">Ahhoz pedig, hogy a <text:span text:style-name="T8">B</text:span> gép láthassa az internetet, két dolgot kell még tennünk az <text:span text:style-name="T9">A</text:span> gépen. A <text:span text:style-name="T8">/proc/sys/net/ipv4/ip_forward</text:span> fájba “<text:span text:style-name="T8">1</text:span>” értéket kell írnunk. Ezt nem ilyen direkt módon oldjuk megy, hanem az <text:span text:style-name="T8">/etc/sysctl.conf</text:span> fájlba való bejegyzéssel. Végül pedig a MASQUERADE-et kell engedélyeznünk azért, hogy a <text:span text:style-name="T9">B</text:span> gépről indított csomagok címe ne a helyi cím legyen és válasz esetén a csomag visszataláljon.</text:p>
      <text:p text:style-name="P2"/>
      <text:p text:style-name="P16"><text:span text:style-name="T15">Kézi megoldás</text:span></text:p>
      <text:p text:style-name="P22">A gép – Internetre kötve</text:p>
      <text:p text:style-name="P23">Először is a létrejött eth0 interfész automatikusan megkapja a szolgáltató DHCP szerveréről az IP címét de az eth1 interfésznek kézzel kell megadnunk:</text:p>
      <text:p text:style-name="P24">#Az eth1 interfész címe 192.168.1.100</text:p>
      <text:p text:style-name="P28"/>
      <text:p text:style-name="P25"><text:span text:style-name="Source_20_Text"><text:span text:style-name="T27">$ ifconfig eth1 192.196.1.100 netmask 255.255.255.0 broadcast 192,168,1,255</text:span></text:span></text:p>
      <text:p text:style-name="P38"/>
      <text:p text:style-name="P23"><text:soft-page-break/></text:p>
      <text:p text:style-name="P23">Ezek után az útválasztó táblát kell kitölteni. A default utválasztás automatikusan megtörtént:</text:p>
      <text:p text:style-name="P31">#Az eth1 interfészre küld minden csomagot ami a 192.168.1.0 hálózatra van címezve</text:p>
      <text:p text:style-name="P32"/>
      <text:p text:style-name="P33"><text:span text:style-name="Source_20_Text"><text:span text:style-name="T27">$ route add -net addres 192.168.1.0 netmask 255.255.255.0 dev eth0</text:span></text:span></text:p>
      <text:p text:style-name="P38"/>
      <text:p text:style-name="P39"/>
      <text:p text:style-name="P23">Meg kell oldanunk a névfeloldás problémáját helyi szinten.</text:p>
      <text:p text:style-name="P24">#Helyi hálózat névfeloldása az /etc/hosts fájlban</text:p>
      <text:p text:style-name="P28"/>
      <text:p text:style-name="P29"><text:span text:style-name="Source_20_Text"><text:span text:style-name="T1">$ sudo echo -e</text:span></text:span></text:p>
      <text:p text:style-name="P29"><text:span text:style-name="Source_20_Text"><text:span text:style-name="T1"><text:tab/>127.0.0.1<text:tab/>localhost</text:span></text:span></text:p>
      <text:p text:style-name="P29"><text:span text:style-name="Source_20_Text"><text:span text:style-name="T1"><text:tab/>“\n”192.168.1.100<text:tab/><text:tab/>akoel.hu akoel</text:span></text:span></text:p>
      <text:p text:style-name="P29"><text:span text:style-name="Source_20_Text"><text:span text:style-name="T1"><text:tab/>“\n”192.168.1.1<text:tab/><text:tab/>small.hu small</text:span></text:span></text:p>
      <text:p text:style-name="P29"><text:span text:style-name="Source_20_Text"><text:span text:style-name="T1"><text:tab/>“\n”#The following lines are desirable for Ipv6 capable hosts</text:span></text:span></text:p>
      <text:p text:style-name="P29"><text:span text:style-name="Source_20_Text"><text:span text:style-name="T1"><text:tab/>“\n”::1<text:tab/><text:tab/>ip6-localhost ip6-loopback</text:span></text:span></text:p>
      <text:p text:style-name="P29"><text:span text:style-name="Source_20_Text"><text:span text:style-name="T1"><text:tab/>“\n”fe00::0<text:tab/><text:tab/>ip6-localnet</text:span></text:span></text:p>
      <text:p text:style-name="P29"><text:span text:style-name="Source_20_Text"><text:span text:style-name="T1"><text:tab/>“\n”ff00::0<text:tab/><text:tab/>ip6-mcastprefix</text:span></text:span></text:p>
      <text:p text:style-name="P29"><text:span text:style-name="Source_20_Text"><text:span text:style-name="T1"><text:tab/>“\n”ff02::1<text:tab/><text:tab/>ip6-allnodes</text:span></text:span></text:p>
      <text:p text:style-name="P29"><text:span text:style-name="Source_20_Text"><text:span text:style-name="T1"><text:tab/>“\n”ff02::2<text:tab/><text:tab/>ip6-allrouters</text:span></text:span></text:p>
      <text:p text:style-name="P29"><text:span text:style-name="Source_20_Text"><text:span text:style-name="T1"><text:tab/>“\n”ff02::3<text:tab/><text:tab/>ip6-allhosts &gt; /etc/hosts</text:span></text:span></text:p>
      <text:p text:style-name="P35"><text:span text:style-name="Source_20_Text"><text:span text:style-name="T2"/></text:span></text:p>
      <text:p text:style-name="P39"/>
      <text:p text:style-name="P39">És meg kell oldani a névfeloldás problémáját internet szinten is.</text:p>
      <text:p text:style-name="P24">#Bejegyzi a névszervereket az /etc/resolv.conf fájlba</text:p>
      <text:p text:style-name="P28"/>
      <text:p text:style-name="P29"><text:span text:style-name="Source_20_Text"><text:span text:style-name="T26">$ sudo echo -e</text:span></text:span></text:p>
      <text:p text:style-name="P33"><text:span text:style-name="Source_20_Text"><text:span text:style-name="T26"><text:tab/>“\n”domain tvnetwork.hu</text:span></text:span></text:p>
      <text:p text:style-name="P33"><text:span text:style-name="Source_20_Text"><text:span text:style-name="T26"><text:tab/>“\n”search tvnetwork.hu</text:span></text:span></text:p>
      <text:p text:style-name="P29"><text:span text:style-name="Source_20_Text"><text:span text:style-name="T26"><text:tab/>nameserver 80.95.64.200</text:span></text:span></text:p>
      <text:p text:style-name="P29"><text:span text:style-name="Source_20_Text"><text:span text:style-name="T26"><text:tab/>“\n”nameserver 80.95.64.2001 &gt; /etc/resolv.conf</text:span></text:span></text:p>
      <text:p text:style-name="P35"><text:span text:style-name="Source_20_Text"><text:span text:style-name="T2"/></text:span></text:p>
      <text:p text:style-name="P39"><text:span text:style-name="Source_20_Text"><text:span text:style-name="T2"/></text:span></text:p>
      <text:p text:style-name="P23">Forwarding engedélyezése következik</text:p>
      <text:p text:style-name="P31">#Forwarding engedélyezése kikapcsolásig</text:p>
      <text:p text:style-name="P34"/>
      <text:p text:style-name="P33"><text:span text:style-name="Source_20_Text"><text:span text:style-name="T3">$ echo 1 &gt; /proc/sys/net/ipv4/ip_forward</text:span></text:span></text:p>
      <text:p text:style-name="P38"/>
      <text:p text:style-name="P23"/>
      <text:p text:style-name="P23">Végül engedélyeznünk kell a MASQUERADEING-et</text:p>
      <text:p text:style-name="P24">#MASQUERADE</text:p>
      <text:p text:style-name="P28"/>
      <text:p text:style-name="P29"><text:span text:style-name="Source_20_Text"><text:span text:style-name="T3">$ iptables -t nat -A POSTROUTING -o eth0 -j MASQUERADE</text:span></text:span></text:p>
      <text:p text:style-name="P38"/>
      <text:p text:style-name="P5"><text:span text:style-name="Source_20_Text"><text:span text:style-name="T2"/></text:span></text:p>
      <text:p text:style-name="P19"/>
      <text:p text:style-name="P21">B gép – A gépre kötve</text:p>
      <text:p text:style-name="P52">Először is a létrejött eth1 interfész IP címét kell megadnunk:</text:p>
      <text:p text:style-name="P53">#Az eth1 interfész címe 192.168.1.1</text:p>
      <text:p text:style-name="P54"/>
      <text:p text:style-name="P61"><text:span text:style-name="Source_20_Text"><text:span text:style-name="T27">$ ifconfig eth2 192.196.1.1 netmask 255.255.255.0 broadcast 192,168,1,255</text:span></text:span></text:p>
      <text:p text:style-name="P62"/>
      <text:p text:style-name="P51"><text:soft-page-break/></text:p>
      <text:p text:style-name="P51">Ezek után az útválasztó táblát kell kitölteni.</text:p>
      <text:p text:style-name="P57">#Az eth2 interfészre küld minden csomagot ami a 192.168.1.0 hálózatra van címezve</text:p>
      <text:p text:style-name="P58"/>
      <text:p text:style-name="P59"><text:span text:style-name="Source_20_Text"><text:span text:style-name="T27">$ route add -net addres 192.168.1.0 netmask 255.255.255.0 dev eth2</text:span></text:span></text:p>
      <text:p text:style-name="P62"/>
      <text:p text:style-name="P64"><text:span text:style-name="Source_20_Text"><text:span text:style-name="T2"/></text:span></text:p>
      <text:p text:style-name="P65">#Az eth2 interfészre küld minden csomagot ami nem a 192.168.1.0 hálózatra van címezve</text:p>
      <text:p text:style-name="P56"/>
      <text:p text:style-name="P61"><text:span text:style-name="Source_20_Text"><text:span text:style-name="T27">$ route add -net addres 192.168.1.100 netmask 255.255.255.0 dev eth2</text:span></text:span></text:p>
      <text:p text:style-name="P63"><text:span text:style-name="Source_20_Text"><text:span text:style-name="T2"/></text:span></text:p>
      <text:p text:style-name="P51"/>
      <text:p text:style-name="P51">Meg kell oldanunk a névfeloldás problémáját helyi szinten.</text:p>
      <text:p text:style-name="P53">#Helyi hálózat névfeloldása az /etc/hosts fájlban</text:p>
      <text:p text:style-name="P54"/>
      <text:p text:style-name="P55"><text:span text:style-name="Source_20_Text"><text:span text:style-name="T1">$ sudo echo -e</text:span></text:span></text:p>
      <text:p text:style-name="P55"><text:span text:style-name="Source_20_Text"><text:span text:style-name="T1"><text:tab/>127.0.0.1<text:tab/>localhost</text:span></text:span></text:p>
      <text:p text:style-name="P55"><text:span text:style-name="Source_20_Text"><text:span text:style-name="T1"><text:tab/>“\n”192.168.1.100<text:tab/><text:tab/>akoel.hu akoel</text:span></text:span></text:p>
      <text:p text:style-name="P55"><text:span text:style-name="Source_20_Text"><text:span text:style-name="T1"><text:tab/>“\n”192.168.1.1<text:tab/><text:tab/>small.hu small</text:span></text:span></text:p>
      <text:p text:style-name="P55"><text:span text:style-name="Source_20_Text"><text:span text:style-name="T1"><text:tab/>“\n”#The following lines are desirable for Ipv6 capable hosts</text:span></text:span></text:p>
      <text:p text:style-name="P55"><text:span text:style-name="Source_20_Text"><text:span text:style-name="T1"><text:tab/>“\n”::1<text:tab/><text:tab/>ip6-localhost ip6-loopback</text:span></text:span></text:p>
      <text:p text:style-name="P55"><text:span text:style-name="Source_20_Text"><text:span text:style-name="T1"><text:tab/>“\n”fe00::0<text:tab/><text:tab/>ip6-localnet</text:span></text:span></text:p>
      <text:p text:style-name="P55"><text:span text:style-name="Source_20_Text"><text:span text:style-name="T1"><text:tab/>“\n”ff00::0<text:tab/><text:tab/>ip6-mcastprefix</text:span></text:span></text:p>
      <text:p text:style-name="P55"><text:span text:style-name="Source_20_Text"><text:span text:style-name="T1"><text:tab/>“\n”ff02::1<text:tab/><text:tab/>ip6-allnodes</text:span></text:span></text:p>
      <text:p text:style-name="P55"><text:span text:style-name="Source_20_Text"><text:span text:style-name="T1"><text:tab/>“\n”ff02::2<text:tab/><text:tab/>ip6-allrouters</text:span></text:span></text:p>
      <text:p text:style-name="P55"><text:span text:style-name="Source_20_Text"><text:span text:style-name="T1"><text:tab/>“\n”ff02::3<text:tab/><text:tab/>ip6-allhosts &gt; /etc/hosts</text:span></text:span></text:p>
      <text:p text:style-name="P60"><text:span text:style-name="Source_20_Text"><text:span text:style-name="T2"/></text:span></text:p>
      <text:p text:style-name="P64"/>
      <text:p text:style-name="P64">És meg kell oldani a névfeloldás problémáját internet szinten is.</text:p>
      <text:p text:style-name="P53">#Bejegyzi a névszervereket az /etc/resolv.conf fájlba</text:p>
      <text:p text:style-name="P54"/>
      <text:p text:style-name="P55"><text:span text:style-name="Source_20_Text"><text:span text:style-name="T26">$ sudo echo -e<text:tab/></text:span></text:span></text:p>
      <text:p text:style-name="P55"><text:span text:style-name="Source_20_Text"><text:span text:style-name="T26"><text:tab/>nameserver 80.95.64.200</text:span></text:span></text:p>
      <text:p text:style-name="P55"><text:span text:style-name="Source_20_Text"><text:span text:style-name="T26"><text:tab/>“\n”nameserver 80.95.64.2001 &gt; /etc/resolv.conf</text:span></text:span></text:p>
      <text:p text:style-name="P60"><text:span text:style-name="Source_20_Text"><text:span text:style-name="T2"/></text:span></text:p>
      <text:p text:style-name="P5"><text:span text:style-name="Source_20_Text"><text:span text:style-name="T20"/></text:span></text:p>
      <text:p text:style-name="P19"><text:span text:style-name="Source_20_Text"><text:span text:style-name="T2"/></text:span></text:p>
      <text:p text:style-name="P5"/>
      <text:p text:style-name="P16"><text:span text:style-name="T15">Automatikus megoldás</text:span></text:p>
      <text:p text:style-name="P3">B gép –A gépre kötve</text:p>
      <text:p text:style-name="P23">Telepítsük a gépre a <text:span text:style-name="T8">resolvconf</text:span> csomagot (<text:span text:style-name="T18">apt-get install resolvconf</text:span>) és tegyünk egy <text:span text:style-name="T8">dns-nameservers</text:span> bejegyzést az /etc/network/interfaces állományban. Ennek hatására a resolvconf majd kitölti a /etc/resolv.conf fájlt.</text:p>
      <text:p text:style-name="P24">#Az eth2 interfészhez rendeli a 192.168.1.1 IP címet az /etc/network/interface fájlban</text:p>
      <text:p text:style-name="P28"/>
      <text:p text:style-name="P29"><text:span text:style-name="Source_20_Text"><text:span text:style-name="T1">$ sudo echo -e</text:span></text:span></text:p>
      <text:p text:style-name="P29"><text:span text:style-name="Source_20_Text"><text:span text:style-name="T1"><text:tab/>iface eth2 inet static</text:span></text:span></text:p>
      <text:p text:style-name="P29"><text:span text:style-name="Source_20_Text"><text:span text:style-name="T1"><text:tab/>“\n”addres 192.168.1.1</text:span></text:span></text:p>
      <text:p text:style-name="P29"><text:span text:style-name="Source_20_Text"><text:span text:style-name="T1"><text:tab/>“\n”network 192.168.1.0</text:span></text:span></text:p>
      <text:p text:style-name="P29"><text:span text:style-name="Source_20_Text"><text:span text:style-name="T1"><text:tab/>“\n”netmask 255.255.255.0</text:span></text:span></text:p>
      <text:p text:style-name="P29"><text:span text:style-name="Source_20_Text"><text:span text:style-name="T1"><text:tab/>“\n”broadcast 182.168.1.255</text:span></text:span></text:p>
      <text:p text:style-name="P29"><text:span text:style-name="Source_20_Text"><text:span text:style-name="T1"><text:tab/>“\n”</text:span></text:span><text:span text:style-name="Source_20_Text"><text:span text:style-name="T6">gateway</text:span></text:span><text:span text:style-name="Source_20_Text"><text:span text:style-name="T1"> 192.168.1.100</text:span></text:span></text:p>
      <text:p text:style-name="P33"><text:span text:style-name="Source_20_Text"><text:span text:style-name="T1"><text:tab/>“\n”</text:span></text:span><text:span text:style-name="Source_20_Text"><text:span text:style-name="T6">dns-nameservers</text:span></text:span><text:span text:style-name="Source_20_Text"><text:span text:style-name="T1"> 80.95.64.200 80.95.64.201</text:span></text:span></text:p>
      <text:p text:style-name="P29"><text:soft-page-break/><text:span text:style-name="Source_20_Text"><text:span text:style-name="T1"><text:tab/>“\n”auto eth2 </text:span></text:span></text:p>
      <text:p text:style-name="P33"><text:span text:style-name="Source_20_Text"><text:span text:style-name="T10">#up route add -net 192.168.1.0 netmask 255.255.255.0</text:span></text:span></text:p>
      <text:p text:style-name="P33"><text:span text:style-name="Source_20_Text"><text:span text:style-name="T1"><text:tab/>&gt; /etc/network/interface</text:span></text:span></text:p>
      <text:p text:style-name="P36"/>
      <text:p text:style-name="P39"><text:span text:style-name="Source_20_Text"><text:span text:style-name="T13"/></text:span></text:p>
      <text:p text:style-name="P39"><text:span text:style-name="Source_20_Text"><text:span text:style-name="Source_20_Text"><text:span text:style-name="T4">Helyi hálózat névfeloldása</text:span></text:span></text:span></text:p>
      <text:p text:style-name="P24">#Helyi hálózat névfeloldása az /etc/hosts fájlban</text:p>
      <text:p text:style-name="P28"/>
      <text:p text:style-name="P29"><text:span text:style-name="Source_20_Text"><text:span text:style-name="T1">$ sudo echo -e</text:span></text:span></text:p>
      <text:p text:style-name="P29"><text:span text:style-name="Source_20_Text"><text:span text:style-name="T1"><text:tab/>127.0.0.1<text:tab/>localhost</text:span></text:span></text:p>
      <text:p text:style-name="P29"><text:span text:style-name="Source_20_Text"><text:span text:style-name="T1"><text:tab/>“\n”192.168.1.1<text:tab/><text:tab/>small.hu small</text:span></text:span></text:p>
      <text:p text:style-name="P29"><text:span text:style-name="Source_20_Text"><text:span text:style-name="T1"><text:tab/>“\n”192.168.1.100<text:tab/><text:tab/>akoel.hu akoel</text:span></text:span></text:p>
      <text:p text:style-name="P29"><text:span text:style-name="Source_20_Text"><text:span text:style-name="T1"><text:tab/>“\n”#The following lines are desirable for Ipv6 capable hosts</text:span></text:span></text:p>
      <text:p text:style-name="P29"><text:span text:style-name="Source_20_Text"><text:span text:style-name="T1"><text:tab/>“\n”::1<text:tab/><text:tab/>ip6-localhost ip6-loopback</text:span></text:span></text:p>
      <text:p text:style-name="P29"><text:span text:style-name="Source_20_Text"><text:span text:style-name="T1"><text:tab/>“\n”fe00::0<text:tab/><text:tab/>ip6-localnet</text:span></text:span></text:p>
      <text:p text:style-name="P29"><text:span text:style-name="Source_20_Text"><text:span text:style-name="T1"><text:tab/>“\n”ff00::0<text:tab/><text:tab/>ip6-mcastprefix</text:span></text:span></text:p>
      <text:p text:style-name="P29"><text:span text:style-name="Source_20_Text"><text:span text:style-name="T1"><text:tab/>“\n”ff02::1<text:tab/><text:tab/>ip6-allnodes</text:span></text:span></text:p>
      <text:p text:style-name="P29"><text:span text:style-name="Source_20_Text"><text:span text:style-name="T1"><text:tab/>“\n”ff02::2<text:tab/><text:tab/>ip6-allrouters</text:span></text:span></text:p>
      <text:p text:style-name="P29"><text:span text:style-name="Source_20_Text"><text:span text:style-name="T1"><text:tab/>“\n”ff02::3<text:tab/><text:tab/>ip6-allhosts &gt; /etc/hosts</text:span></text:span></text:p>
      <text:p text:style-name="P35"><text:span text:style-name="Source_20_Text"><text:span text:style-name="T2"/></text:span></text:p>
      <text:p text:style-name="P39"><text:span text:style-name="Source_20_Text"><text:span text:style-name="T2"/></text:span></text:p>
      <text:p text:style-name="P31">#Az eddigi beállítások beolvastatása</text:p>
      <text:p text:style-name="P34"/>
      <text:p text:style-name="P33"><text:span text:style-name="Source_20_Text"><text:span text:style-name="T3">$ /etc/init.d/networking restart</text:span></text:span></text:p>
      <text:p text:style-name="P38"><text:span text:style-name="Source_20_Text"><text:span text:style-name="T2"/></text:span></text:p>
      <text:p text:style-name="P39"><text:span text:style-name="Source_20_Text"><text:span text:style-name="T2"/></text:span></text:p>
      <text:p text:style-name="P23">Valamilyen rejtélyes oknál fogva az <text:span text:style-name="T8">/etc/network/if-up.d/avahi-autoipd</text:span> fájlba be van építve 169.254.0.0 IP cím amit az utválasztó táblába ír. Ezt a részt ki kell kommenteznünk, különben benne lesz az útválasztó táblában. Nem okoz komoly gondot, de csúnya.</text:p>
      <text:p text:style-name="P2"/>
      <text:p text:style-name="P3">A gép – Internetre kötve</text:p>
      <text:p text:style-name="P23">Mivel dinamikus módon kapja a szerver az IP címet, valamilyen mechanizmus által az <text:span text:style-name="T8">/etc/resolv.conf</text:span> fájl minden bootoláskor törlődik, tehát ide nem jegyezhetőek be kézzel a névszerverek. Megoldás: Telepítsük a gépre a <text:span text:style-name="T8">resolvconf</text:span> csomagot (<text:span text:style-name="T18">apt-get install resolvconf</text:span>) és tegyünk egy <text:span text:style-name="T8">dns-nameservers</text:span> bejegyzést az <text:span text:style-name="T8">/etc/network/interfaces</text:span> állományban. Ennek hatására a resolvconf majd kitölti a <text:span text:style-name="T8">/etc/resolv.conf</text:span> fájlt.</text:p>
      <text:p text:style-name="P23"/>
      <text:p text:style-name="P24"><text:soft-page-break/>#Az eth1 interfészhez rendeli a 192.168.1.100 IP címet és <text:s/>az eth0 interfész pedig DHCP</text:p>
      <text:p text:style-name="P30">#szervertől kap IP címet</text:p>
      <text:p text:style-name="P28"/>
      <text:p text:style-name="P29"><text:span text:style-name="Source_20_Text"><text:span text:style-name="T1">$ sudo echo -e</text:span></text:span></text:p>
      <text:p text:style-name="P29"><text:span text:style-name="Source_20_Text"><text:span text:style-name="T1"><text:tab/>iface lo inet loopback</text:span></text:span></text:p>
      <text:p text:style-name="P29"><text:span text:style-name="Source_20_Text"><text:span text:style-name="T1"><text:tab/>“\n”auto lo</text:span></text:span></text:p>
      <text:p text:style-name="P29"><text:span text:style-name="Source_20_Text"><text:span text:style-name="T1"><text:tab/>“\n”</text:span></text:span></text:p>
      <text:p text:style-name="P29"><text:span text:style-name="Source_20_Text"><text:span text:style-name="T1"><text:tab/>“\n”iface eth1 inet static</text:span></text:span></text:p>
      <text:p text:style-name="P29"><text:span text:style-name="Source_20_Text"><text:span text:style-name="T1"><text:tab/>“\n”addres 192.168.1.100</text:span></text:span></text:p>
      <text:p text:style-name="P29"><text:span text:style-name="Source_20_Text"><text:span text:style-name="T1"><text:tab/>“\n”network 192.168.1.0</text:span></text:span></text:p>
      <text:p text:style-name="P29"><text:span text:style-name="Source_20_Text"><text:span text:style-name="T1"><text:tab/>“\n”netmask 255.255.255.0</text:span></text:span></text:p>
      <text:p text:style-name="P29"><text:span text:style-name="Source_20_Text"><text:span text:style-name="T1"><text:tab/>“\n”broadcast 192.168.1.255</text:span></text:span></text:p>
      <text:p text:style-name="P29"><text:span text:style-name="Source_20_Text"><text:span text:style-name="T1"><text:tab/>“\n”auto eth1</text:span></text:span></text:p>
      <text:p text:style-name="P29"><text:span text:style-name="Source_20_Text"><text:span text:style-name="T1"><text:tab/>“\n”</text:span></text:span></text:p>
      <text:p text:style-name="P29"><text:span text:style-name="Source_20_Text"><text:span text:style-name="T1"><text:tab/>“\n”iface eth0 inet dhcp</text:span></text:span></text:p>
      <text:p text:style-name="P25"><text:span text:style-name="Source_20_Text"><text:span text:style-name="T1"><text:tab/>“\n”auto eth0</text:span></text:span></text:p>
      <text:p text:style-name="P29"><text:span text:style-name="Source_20_Text"><text:span text:style-name="T1"><text:tab/>“\n” &gt; /etc/network/interface</text:span></text:span></text:p>
      <text:p text:style-name="P35"><text:span text:style-name="Source_20_Text"><text:span text:style-name="T2"/></text:span></text:p>
      <text:p text:style-name="P39"><text:span text:style-name="Source_20_Text"><text:span text:style-name="T2"/></text:span></text:p>
      <text:p text:style-name="P39"><text:span text:style-name="Source_20_Text"><text:span text:style-name="T4">Névfeloldás</text:span></text:span></text:p>
      <text:p text:style-name="P45">#Helyi hálózat névfeloldása</text:p>
      <text:p text:style-name="P28"/>
      <text:p text:style-name="P29"><text:span text:style-name="Source_20_Text"><text:span text:style-name="T1">$ sudo echo -e</text:span></text:span></text:p>
      <text:p text:style-name="P29"><text:span text:style-name="Source_20_Text"><text:span text:style-name="T1"><text:tab/>127.0.0.1<text:tab/>localhost</text:span></text:span></text:p>
      <text:p text:style-name="P29"><text:span text:style-name="Source_20_Text"><text:span text:style-name="T1"><text:tab/>“\n”192.168.1.100<text:tab/><text:tab/>akoel.hu akoel</text:span></text:span></text:p>
      <text:p text:style-name="P29"><text:span text:style-name="Source_20_Text"><text:span text:style-name="T1"><text:tab/>“\n”192.168.1.1<text:tab/><text:tab/>small.hu small</text:span></text:span></text:p>
      <text:p text:style-name="P29"><text:span text:style-name="Source_20_Text"><text:span text:style-name="T1"><text:tab/>“\n”#The following lines are desirable for Ipv6 capable hosts</text:span></text:span></text:p>
      <text:p text:style-name="P29"><text:span text:style-name="Source_20_Text"><text:span text:style-name="T1"><text:tab/>“\n”::1<text:tab/><text:tab/>ip6-localhost ip6-loopback</text:span></text:span></text:p>
      <text:p text:style-name="P29"><text:span text:style-name="Source_20_Text"><text:span text:style-name="T1"><text:tab/>“\n”fe00::0<text:tab/><text:tab/>ip6-localnet</text:span></text:span></text:p>
      <text:p text:style-name="P29"><text:span text:style-name="Source_20_Text"><text:span text:style-name="T1"><text:tab/>“\n”ff00::0<text:tab/><text:tab/>ip6-mcastprefix</text:span></text:span></text:p>
      <text:p text:style-name="P29"><text:span text:style-name="Source_20_Text"><text:span text:style-name="T1"><text:tab/>“\n”ff02::1<text:tab/><text:tab/>ip6-allnodes</text:span></text:span></text:p>
      <text:p text:style-name="P29"><text:span text:style-name="Source_20_Text"><text:span text:style-name="T1"><text:tab/>“\n”ff02::2<text:tab/><text:tab/>ip6-allrouters</text:span></text:span></text:p>
      <text:p text:style-name="P29"><text:span text:style-name="Source_20_Text"><text:span text:style-name="T1"><text:tab/>“\n”ff02::3<text:tab/><text:tab/>ip6-allhosts &gt; /etc/hosts</text:span></text:span></text:p>
      <text:p text:style-name="P33"><text:span text:style-name="Source_20_Text"><text:span text:style-name="T1"/></text:span></text:p>
      <text:p text:style-name="P35"><text:span text:style-name="Source_20_Text"><text:span text:style-name="T2"/></text:span></text:p>
      <text:p text:style-name="P39"><text:span text:style-name="Source_20_Text"><text:span text:style-name="T2"/></text:span></text:p>
      <text:p text:style-name="P31">#Az eddigi beállítások beolvastatása</text:p>
      <text:p text:style-name="P34"/>
      <text:p text:style-name="P33"><text:span text:style-name="Source_20_Text"><text:span text:style-name="T3">$ /etc/init.d/networking restart</text:span></text:span></text:p>
      <text:p text:style-name="P38"/>
      <text:p text:style-name="P40"><text:span text:style-name="Source_20_Text"><text:span text:style-name="T4"/></text:span></text:p>
      <text:p text:style-name="P27">IP forwarding engedélyezése</text:p>
      <text:p text:style-name="P23">1. megoldás-állandó</text:p>
      <text:p text:style-name="P26">#/etc/sysctl.conf</text:p>
      <text:p text:style-name="P47"/>
      <text:p text:style-name="P49">net.ipv4.ip_forward=1</text:p>
      <text:p text:style-name="P48"><text:span text:style-name="Source_20_Text"><text:span text:style-name="T2"/></text:span></text:p>
      <text:p text:style-name="P39"><text:span text:style-name="Source_20_Text"><text:span text:style-name="T2"/></text:span></text:p>
      <text:p text:style-name="P31">#Változás engedélyezése</text:p>
      <text:p text:style-name="P34"/>
      <text:p text:style-name="P33"><text:span text:style-name="Source_20_Text"><text:span text:style-name="T3">$ sysctl -p /etc/sysctl.conf</text:span></text:span></text:p>
      <text:p text:style-name="P38"/>
      <text:p text:style-name="P39"><text:span text:style-name="Source_20_Text"><text:span text:style-name="T2"/></text:span></text:p>
      <text:p text:style-name="P50"><text:soft-page-break/>2. megoldás-átmeneti</text:p>
      <text:p text:style-name="P30">#Forwarding engedélyezése kikapcsolásig</text:p>
      <text:p text:style-name="P28"/>
      <text:p text:style-name="P29"><text:span text:style-name="Source_20_Text"><text:span text:style-name="T3">$ echo 1 &gt; /proc/sys/net/ipv4/ip_forward</text:span></text:span></text:p>
      <text:p text:style-name="P38"/>
      <text:p text:style-name="P39"><text:span text:style-name="Source_20_Text"><text:span text:style-name="T2"/></text:span></text:p>
      <text:p text:style-name="P27">3. megoldás-átmeneti</text:p>
      <text:p text:style-name="P31">#Forwarding engedélyezése kikapcsolásig</text:p>
      <text:p text:style-name="P34"/>
      <text:p text:style-name="P33"><text:span text:style-name="Source_20_Text"><text:span text:style-name="T3">$ sysctl -w new.ipv4.ip_forward=1</text:span></text:span></text:p>
      <text:p text:style-name="P38"/>
      <text:p text:style-name="P39"><text:span text:style-name="Source_20_Text"><text:span text:style-name="T2"/></text:span></text:p>
      <text:p text:style-name="P39"><text:span text:style-name="Source_20_Text"><text:span text:style-name="T4"><text:tab/>MASQUERADEING engedélyezése</text:span></text:span></text:p>
      <text:p text:style-name="P24">#MASQUERADE</text:p>
      <text:p text:style-name="P34"/>
      <text:p text:style-name="P33"><text:span text:style-name="Source_20_Text"><text:span text:style-name="T3">$ iptables -t nat -A POSTROUTING -o eth0 -j MASQUERADE</text:span></text:span></text:p>
      <text:p text:style-name="P38"/>
      <text:p text:style-name="P5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0T19:04:32</meta:creation-date>
    <meta:generator>OpenOffice.org/3.0$Linux OpenOffice.org_project/300m15$Build-9379</meta:generator>
    <dc:date>2009-10-28T20:55:56</dc:date>
    <meta:editing-duration>PT08H40M32S</meta:editing-duration>
    <meta:editing-cycles>44</meta:editing-cycles>
    <meta:document-statistic meta:table-count="0" meta:image-count="0" meta:object-count="0" meta:page-count="6" meta:paragraph-count="155" meta:word-count="1139" meta:character-count="8220"/>
    <meta:user-defined meta:name="Info 1"/>
    <meta:user-defined meta:name="Info 2"/>
    <meta:user-defined meta:name="Info 3"/>
    <meta:user-defined meta:name="Info 4"/>
  </office:meta>
</office:document-meta>
</file>